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position="super 58%" style:text-underline-style="none" fo:font-weight="normal" style:font-weight-asian="normal" style:font-weight-complex="normal"/>
    </style:style>
    <style:style style:name="T5" style:family="text">
      <style:text-properties style:font-name="Times New Roman" style:text-underline-style="none" fo:font-weight="normal" style:font-weight-asian="normal" style:font-weight-complex="normal"/>
    </style:style>
    <style:style style:name="T6" style:family="text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31_18</text:p>
      <text:p text:style-name="P8"><text:s/>American Genizah Project: Partnership for Posterity</text:p>
      <text:p text:style-name="P8">Sabato Morais Collection Catalogue Template</text:p>
      <text:p text:style-name="P9"/>
      <text:p text:style-name="P9">Cataloguer: Heather Newlin</text:p>
      <text:p text:style-name="P9"/>
      <text:p text:style-name="P9"/>
      <text:p text:style-name="P9">I. Provenance</text:p>
      <text:p text:style-name="P9"/>
      <text:p text:style-name="P9">Source: CAJS Sabato Morais Papers</text:p>
      <text:p text:style-name="P9">Location: Box 1, FF 31</text:p>
      <text:p text:style-name="P9">Restrictions: ?</text:p>
      <text:p text:style-name="P9"/>
      <text:p text:style-name="P9">II. Descriptive Metadata</text:p>
      <text:p text:style-name="P9"/>
      <text:p text:style-name="P9">Script<text:tab/><text:tab/><text:tab/><text:tab/><text:tab/><text:tab/>Manuscript</text:p>
      <text:p text:style-name="P9"><text:s/>(manuscript or typescript) <text:tab/><text:tab/><text:tab/><text:tab/></text:p>
      <text:p text:style-name="P9">Language (s)<text:tab/><text:tab/><text:tab/><text:tab/><text:tab/>English<text:tab/><text:tab/><text:tab/><text:tab/><text:tab/></text:p>
      <text:p text:style-name="P9">Author of letter<text:tab/><text:tab/><text:tab/><text:tab/>William B. Hackenburg &amp; B. H. Ferstmann; S. Morais</text:p>
      <text:p text:style-name="P9">Signed letter<text:tab/><text:tab/><text:tab/><text:tab/><text:tab/>Y</text:p>
      <text:p text:style-name="P9">Unsigned letter</text:p>
      <text:p text:style-name="P9">Dictated letter</text:p>
      <text:p text:style-name="P9">Anonymous</text:p>
      <text:p text:style-name="P9">Addressee of letter<text:tab/><text:tab/><text:tab/><text:tab/>Sabato Morais; Wm. B. Hackenburg &amp; B. H. Ferstmann</text:p>
      <text:p text:style-name="P9">Addressee as “Editor”<text:tab/><text:tab/><text:tab/><text:tab/></text:p>
      <text:p text:style-name="P9">Date (derived from Hebrew Date)<text:tab/><text:tab/></text:p>
      <text:p text:style-name="P9">Date (derived from Gregorian calendar)<text:tab/>22 April 1872</text:p>
      <text:p text:style-name="P9">Month<text:tab/><text:tab/><text:tab/><text:tab/><text:tab/><text:tab/>April</text:p>
      <text:p text:style-name="P9">Year<text:tab/><text:tab/><text:tab/><text:tab/><text:tab/><text:tab/>1872</text:p>
      <text:p text:style-name="P9">Hebrew Date<text:tab/><text:tab/><text:tab/><text:tab/><text:tab/></text:p>
      <text:p text:style-name="P9">Undated</text:p>
      <text:p text:style-name="P9">City<text:tab/><text:tab/><text:tab/><text:tab/><text:tab/><text:tab/>Philadelphia</text:p>
      <text:p text:style-name="P9">State<text:tab/><text:tab/><text:tab/><text:tab/><text:tab/><text:tab/>Pennsylvania<text:tab/><text:tab/><text:tab/><text:tab/></text:p>
      <text:p text:style-name="P9">Country<text:tab/><text:tab/><text:tab/><text:tab/><text:tab/>USA</text:p>
      <text:p text:style-name="P9">Subject<text:tab/><text:tab/><text:tab/><text:tab/><text:tab/></text:p>
      <text:p text:style-name="P9">Keywords</text:p>
      <text:p text:style-name="P9"/>
      <text:p text:style-name="P9"/>
      <text:p text:style-name="P9">III. Document Types</text:p>
      <text:p text:style-name="P9"/>
      <text:p text:style-name="P9">Correspondence<text:tab/><text:tab/><text:tab/><text:tab/>Y</text:p>
      <text:p text:style-name="P9">(Synagogue) Sermon</text:p>
      <text:p text:style-name="P9">(Public) Discourse</text:p>
      <text:p text:style-name="P9">Literary Document<text:tab/><text:tab/><text:tab/><text:tab/></text:p>
      <text:p text:style-name="P9">Legal Document</text:p>
      <text:p text:style-name="P9">Receipts</text:p>
      <text:p text:style-name="P9">Newspaper Clipping</text:p>
      <text:p text:style-name="P9">Greeting Card</text:p>
      <text:p text:style-name="P9">Calling Card</text:p>
      <text:p text:style-name="P9"/>
      <text:p text:style-name="P9"/>
      <text:p text:style-name="P9">IV. Physical Features </text:p>
      <text:p text:style-name="P9"/>
      <text:p text:style-name="P9">Condition (e.g. fragile)<text:tab/><text:tab/><text:tab/></text:p>
      <text:p text:style-name="P9">Paper size (letter or legal size)<text:tab/><text:tab/></text:p>
      <text:p text:style-name="P9">Number of Pages<text:tab/><text:tab/><text:tab/><text:tab/>4</text:p>
      <text:p text:style-name="P9">Number of Sheets<text:tab/><text:tab/><text:tab/><text:tab/>2</text:p>
      <text:p text:style-name="P9">Fragment<text:tab/><text:tab/><text:tab/><text:tab/><text:tab/></text:p>
      <text:p text:style-name="P9">Pagination </text:p>
      <text:p text:style-name="P9">Foliation</text:p>
      <text:p text:style-name="P9">Additional Numeration</text:p>
      <text:p text:style-name="P9">Envelope<text:tab/><text:tab/><text:tab/><text:tab/><text:tab/></text:p>
      <text:p text:style-name="P9">Stamp<text:tab/></text:p>
      <text:p text:style-name="P9">Postma<text:tab/>rk<text:tab/><text:tab/><text:tab/><text:tab/><text:tab/><text:tab/><text:tab/><text:tab/><text:tab/><text:tab/><text:tab/></text:p>
      <text:p text:style-name="P9">Wax seal<text:tab/><text:tab/><text:tab/><text:tab/><text:tab/></text:p>
      <text:p text:style-name="P9"/>
      <text:p text:style-name="P9">V. Added entries </text:p>
      <text:p text:style-name="P9"/>
      <text:p text:style-name="P9">Additional names mentioned: </text:p>
      <text:p text:style-name="P9">Additional Places mentioned: </text:p>
      <text:p text:style-name="P9">Additional Dates mentioned:</text:p>
      <text:p text:style-name="P9"/>
      <text:p text:style-name="P9">VI. Notes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6"><text:span text:style-name="T1">Philada. April 22(/)72/</text:span></text:p>
      <text:p text:style-name="P2"><text:span text:style-name="T1">Rev. Sabato Morais/</text:span></text:p>
      <text:p text:style-name="P2"><text:span text:style-name="T1"><text:tab/>Dear Sir/</text:span></text:p>
      <text:p text:style-name="P2"><text:span text:style-name="T1"><text:tab/>The undersigned have/ been appointed a Committee of the/ “Mount Sinai Cemetery Asso.”/ to ascertain from you the Jewish/ Laws and usages relating to the/ removal of bodies interred in Jewish/ cemeteries and burying grounds, and,/ if it is not contrary to those laws and/ customs under what circumstances/ such removal should be permitted;/ the question being of importance and/ one which as been frequently agi-/tated of late it is the desire of the/ Board of Officers of the Association/ to become fully acquainted with all/ the laws and usages bearing upon the/ subject, they have deemed it advisable/ to consult those versed in the </text:span><text:span text:style-name="T2">Law</text:span><text:span text:style-name="T3">/ </text:span></text:p>
      <text:p text:style-name="P2"><text:span text:style-name="T3"/></text:p>
      <text:p text:style-name="P2"><text:span text:style-name="T3">[Page 2]</text:span></text:p>
      <text:p text:style-name="P2"><text:span text:style-name="T3">before adopting any definite rule,/ we would be under many obliga-/tions if you would favor us with/ what laws you may be aware of/ and would be glad to have your/ views on the subject./</text:span></text:p>
      <text:p text:style-name="P2"><text:span text:style-name="T3">An early answer will receive/ the thanks of/</text:span></text:p>
      <text:p text:style-name="P2"><text:span text:style-name="T3"><text:tab/><text:tab/><text:tab/><text:tab/><text:tab/><text:tab/>Yours Truly/</text:span></text:p>
      <text:p text:style-name="P2"><text:span text:style-name="T3"><text:tab/><text:tab/><text:tab/><text:tab/><text:tab/>Wm B Hackenburg/</text:span></text:p>
      <text:p text:style-name="P2"><text:span text:style-name="T3"><text:tab/><text:tab/><text:tab/><text:tab/><text:tab/>20 N. 3</text:span><text:span text:style-name="T4">rd</text:span><text:span text:style-name="T3"> St./</text:span></text:p>
      <text:p text:style-name="P2"><text:span text:style-name="T3"><text:tab/><text:tab/><text:tab/><text:tab/><text:tab/>B. H. Ferstmann/</text:span></text:p>
      <text:p text:style-name="P2"><text:span text:style-name="T3"><text:tab/><text:tab/><text:tab/><text:tab/><text:tab/>519 Market St/</text:span></text:p>
      <text:p text:style-name="P2"><text:span text:style-name="T3">Committee of/</text:span></text:p>
      <text:p text:style-name="P2"><text:span text:style-name="T3">“Mt. Sinai Cemetery Association.”/</text:span></text:p>
      <text:p text:style-name="P2"><text:span text:style-name="T3"/></text:p>
      <text:p text:style-name="P2"><text:span text:style-name="T3">[Page 3]</text:span></text:p>
      <text:p text:style-name="P7"><text:span text:style-name="T3">Messrs Wm B. Hackenburg &amp; B. H. Ferstmann./</text:span></text:p>
      <text:p text:style-name="P7"><text:span text:style-name="T3">Committee of Mount Sinai Cemetery Association./</text:span></text:p>
      <text:p text:style-name="P2"><text:span text:style-name="T3"><text:tab/>Gentlemen! <text:s/>I hasten to reply to your note, received/ this morning./</text:span></text:p>
      <text:p text:style-name="P2"><text:span text:style-name="T3"><text:tab/>You wish to ascertain,” What are the Jewish laws and usages/ relating to the removal of bodies interred in Jewish cemeteries and/ burying grounds, and if not contrary to these laws and customs,/ under what circumstances, such removal should be permitted.”/ <text:s/>I believe that the [crossed-out: accompanying] subjoined translation of these passages/ in a paragraph from the digest of our laws, known under the/ title of Shulchan Aruch, will afford the necessary information./ <text:s/>I beg to forward it, with sentiments of due regard/</text:span></text:p>
      <text:p text:style-name="P2"><text:span text:style-name="T3"><text:tab/><text:tab/><text:tab/><text:tab/><text:tab/>S. Morais/</text:span></text:p>
      <text:p text:style-name="P2"><text:span text:style-name="T3">Wednesday evening April 24</text:span><text:span text:style-name="T4">th</text:span><text:span text:style-name="T3"> 1892./</text:span></text:p>
      <text:p text:style-name="P2"><text:span text:style-name="T3"/></text:p>
      <text:p text:style-name="P2"><text:span text:style-name="T3">[Page 4]</text:span></text:p>
      <text:p text:style-name="P2"><text:span text:style-name="T3">#363 Yori De</text:span><text:span text:style-name="T5">á/</text:span></text:p>
      <text:list text:style-name="L1">
        <text:list-header>
          <text:p text:style-name="P3"><text:span text:style-name="T5">1. We should take up neither a dead body, nor the bones thereof to have the same/ buried in another grave; whether both graves be considered equally good, or/ one be regarded better than the other. <text:s/>And it is unnecessary to state that/ the removal should not take place, if the body is to be deposited in a grave not/ as eligible as that in which it had first been interred. <text:s/>But to/ a family burial-ground, the removal may be allowed, though the [?] should/ not compare each with that from which the body had been exhumed; for, men/ prefer to lie where their parents are interred. <text:s/>So likewise, it may be permissible/ to exhume a body to have it buried in the holy land. <text:s/>However, [crossed-out: when a] the removal/ may take place in any manner, when a provision to that effect had originally/ been made. Should some fear be entertained that the body may be/ stolen, through religious prejudices, or that water be made to run through/ the grave, or should the latter have been opened in a certain ground, without/ the consent of the owner, in all such cases a removal is right and proper./</text:span></text:p>
          <text:p text:style-name="P3"><text:span text:style-name="T6">3. We should not gather up the remains of the departed, whether preserved in a coffin,/ or scattered through the grave, and put them elsewhere, in order to make room/ for another dead body, or with a view to make use of the ground./</text:span></text:p>
          <text:p text:style-name="P3"><text:span text:style-name="T6">7. It is prohibited to open a grave after it has been fully closed, though the action/ be urged by the relatives of the deceased, for the purpose of settling some legal/ disputes regarding the estate./</text:span></text:p>
        </text:list-header>
      </text:list>
      <text:p text:style-name="P2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4T09:23:39</meta:creation-date>
    <dc:date>2009-05-14T10:05:29</dc:date>
    <dc:language>en-US</dc:language>
    <meta:editing-cycles>2</meta:editing-cycles>
    <meta:editing-duration>PT9M5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87" meta:word-count="761" meta:character-count="4730"/>
  </office:meta>
</office:document-meta>
</file>